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15,C19,C16,C22,C21,C13,C10,C17,C32,C11,C31,C12,C20,C42,C14,C18,C37,C36,C48,C46,C44,C6,C51,C49,C5,C45,C47,C35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k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Q15,Q6,Q16,Q17,Q11,Q13,Q10,Q14,Q8,Q12,Q7,Q9,Q4,Q3,Q1,Q2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4,R30,R11,R61,R46,R12,R63,R26,R62,R4,R23,R45,R1,R14,R9,R47,R29,R25,R2,R13,R16,R60,R7,R10,R28,R27,R15,R100,R99,R101,R96,R107,R102,R95,R17,R98,R108,R31</text:p>
          </table:table-cell>
          <table:table-cell office:value-type="string" calcext:value-type="string">
            <text:p>R_0402_1005Metri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5,R10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25,C41,C26,C28,C24,C30,C43</text:p>
          </table:table-cell>
          <table:table-cell office:value-type="string" calcext:value-type="string">
            <text:p>C_0603_1608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F</text:p>
          </table:table-cell>
          <table:table-cell table:style-name="ce1" office:value-type="string" calcext:value-type="string">
            <text:p>399-C0402C335M7PAC7867TR-N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W7,SW6,SW10</text:p>
          </table:table-cell>
          <table:table-cell office:value-type="string" calcext:value-type="string">
            <text:p>SW_B3U-1000P_O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164CTG64</text:p>
          </table:table-cell>
          <table:table-cell office:value-type="string" calcext:value-type="string">
            <text:p>220-2189-N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62-ND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C33,C34,C39,C40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pF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112,R113,R105,R106,R104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Y1,Y2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2998-ND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ESP32-C3-MINI-1_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C3-MINI-1-N4</text:p>
          </table:table-cell>
          <table:table-cell office:value-type="string" calcext:value-type="string">
            <text:p>1965-ESP32-C3-MINI-1-N4CT-ND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HC266DR</text:p>
          </table:table-cell>
          <table:table-cell office:value-type="string" calcext:value-type="string">
            <text:p>296-31804-1-ND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244-AEZG-06</text:p>
          </table:table-cell>
          <table:table-cell office:value-type="string" calcext:value-type="string">
            <text:p>USB2244-AEZG-06-ND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TSSOP20_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7MBL3245CFTEL</text:p>
          </table:table-cell>
          <table:table-cell office:value-type="string" calcext:value-type="string">
            <text:p>TC7MBL3245CFT(EL)CT-ND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MPHENOL_GTFP08431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FP08431BEU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C50,C38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J8,J6</text:p>
          </table:table-cell>
          <table:table-cell office:value-type="string" calcext:value-type="string">
            <text:p>CONN_M20-7920642R_HR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0-7920642R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5T13:45:56.565900595</dc:date>
    <meta:editing-duration>PT2M49S</meta:editing-duration>
    <meta:editing-cycles>1</meta:editing-cycles>
    <meta:document-statistic meta:table-count="1" meta:cell-count="347" meta:object-count="0"/>
    <meta:generator>LibreOffice/7.3.7.2$Linux_X86_64 LibreOffice_project/30$Build-2</meta:generator>
  </office:meta>
</office:document-meta>
</file>